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8888" calcext:value-type="float">
            <text:p>8888</text:p>
          </table:table-cell>
          <table:table-cell table:formula="of:=REPT(&quot;8&quot;; 70)" office:value-type="string" office:string-value="8888888888888888888888888888888888888888888888888888888888888888888888" calcext:value-type="string">
            <text:p>8888888888888888888888888888888888888888888888888888888888888888888888</text:p>
          </table:table-cell>
        </table:table-row>
        <table:table-row table:style-name="ro1">
          <table:table-cell table:formula="of:=IFERROR(FIND(&quot;2222&quot;; [.C1]); 0)" office:value-type="float" office:value="0" calcext:value-type="float">
            <text:p>0</text:p>
          </table:table-cell>
          <table:table-cell table:formula="of:=IFERROR(FIND(&quot;8888&quot;; [.C1]); 0)" office:value-type="float" office:value="1" calcext:value-type="float">
            <text:p>1</text:p>
          </table:table-cell>
          <table:table-cell table:formula="of:=COM.MICROSOFT.IFS([.A2]&gt;0; REPLACE([.C1];[.A2];4;&quot;88&quot;); [.B2]&gt;0; REPLACE([.C1]; [.B2]; 4; &quot;22&quot;); 1; &quot;---&quot;)" office:value-type="string" office:string-value="22888888888888888888888888888888888888888888888888888888888888888888" calcext:value-type="string">
            <text:p>22888888888888888888888888888888888888888888888888888888888888888888</text:p>
          </table:table-cell>
        </table:table-row>
        <table:table-row table:style-name="ro1">
          <table:table-cell table:formula="of:=IFERROR(FIND(&quot;2222&quot;; [.C2]); 0)" office:value-type="float" office:value="0" calcext:value-type="float">
            <text:p>0</text:p>
          </table:table-cell>
          <table:table-cell table:formula="of:=IFERROR(FIND(&quot;8888&quot;; [.C2]); 0)" office:value-type="float" office:value="3" calcext:value-type="float">
            <text:p>3</text:p>
          </table:table-cell>
          <table:table-cell table:formula="of:=COM.MICROSOFT.IFS([.A3]&gt;0; REPLACE([.C2];[.A3];4;&quot;88&quot;); [.B3]&gt;0; REPLACE([.C2]; [.B3]; 4; &quot;22&quot;); 1; &quot;---&quot;)" office:value-type="string" office:string-value="222288888888888888888888888888888888888888888888888888888888888888" calcext:value-type="string">
            <text:p>222288888888888888888888888888888888888888888888888888888888888888</text:p>
          </table:table-cell>
        </table:table-row>
        <table:table-row table:style-name="ro1">
          <table:table-cell table:formula="of:=IFERROR(FIND(&quot;2222&quot;; [.C3]); 0)" office:value-type="float" office:value="1" calcext:value-type="float">
            <text:p>1</text:p>
          </table:table-cell>
          <table:table-cell table:formula="of:=IFERROR(FIND(&quot;8888&quot;; [.C3]); 0)" office:value-type="float" office:value="5" calcext:value-type="float">
            <text:p>5</text:p>
          </table:table-cell>
          <table:table-cell table:formula="of:=COM.MICROSOFT.IFS([.A4]&gt;0; REPLACE([.C3];[.A4];4;&quot;88&quot;); [.B4]&gt;0; REPLACE([.C3]; [.B4]; 4; &quot;22&quot;); 1; &quot;---&quot;)" office:value-type="string" office:string-value="8888888888888888888888888888888888888888888888888888888888888888" calcext:value-type="string">
            <text:p>8888888888888888888888888888888888888888888888888888888888888888</text:p>
          </table:table-cell>
        </table:table-row>
        <table:table-row table:style-name="ro1">
          <table:table-cell table:formula="of:=IFERROR(FIND(&quot;2222&quot;; [.C4]); 0)" office:value-type="float" office:value="0" calcext:value-type="float">
            <text:p>0</text:p>
          </table:table-cell>
          <table:table-cell table:formula="of:=IFERROR(FIND(&quot;8888&quot;; [.C4]); 0)" office:value-type="float" office:value="1" calcext:value-type="float">
            <text:p>1</text:p>
          </table:table-cell>
          <table:table-cell table:formula="of:=COM.MICROSOFT.IFS([.A5]&gt;0; REPLACE([.C4];[.A5];4;&quot;88&quot;); [.B5]&gt;0; REPLACE([.C4]; [.B5]; 4; &quot;22&quot;); 1; &quot;---&quot;)" office:value-type="string" office:string-value="22888888888888888888888888888888888888888888888888888888888888" calcext:value-type="string">
            <text:p>22888888888888888888888888888888888888888888888888888888888888</text:p>
          </table:table-cell>
        </table:table-row>
        <table:table-row table:style-name="ro1">
          <table:table-cell table:formula="of:=IFERROR(FIND(&quot;2222&quot;; [.C5]); 0)" office:value-type="float" office:value="0" calcext:value-type="float">
            <text:p>0</text:p>
          </table:table-cell>
          <table:table-cell table:formula="of:=IFERROR(FIND(&quot;8888&quot;; [.C5]); 0)" office:value-type="float" office:value="3" calcext:value-type="float">
            <text:p>3</text:p>
          </table:table-cell>
          <table:table-cell table:formula="of:=COM.MICROSOFT.IFS([.A6]&gt;0; REPLACE([.C5];[.A6];4;&quot;88&quot;); [.B6]&gt;0; REPLACE([.C5]; [.B6]; 4; &quot;22&quot;); 1; &quot;---&quot;)" office:value-type="string" office:string-value="222288888888888888888888888888888888888888888888888888888888" calcext:value-type="string">
            <text:p>222288888888888888888888888888888888888888888888888888888888</text:p>
          </table:table-cell>
        </table:table-row>
        <table:table-row table:style-name="ro1">
          <table:table-cell table:formula="of:=IFERROR(FIND(&quot;2222&quot;; [.C6]); 0)" office:value-type="float" office:value="1" calcext:value-type="float">
            <text:p>1</text:p>
          </table:table-cell>
          <table:table-cell table:formula="of:=IFERROR(FIND(&quot;8888&quot;; [.C6]); 0)" office:value-type="float" office:value="5" calcext:value-type="float">
            <text:p>5</text:p>
          </table:table-cell>
          <table:table-cell table:formula="of:=COM.MICROSOFT.IFS([.A7]&gt;0; REPLACE([.C6];[.A7];4;&quot;88&quot;); [.B7]&gt;0; REPLACE([.C6]; [.B7]; 4; &quot;22&quot;); 1; &quot;---&quot;)" office:value-type="string" office:string-value="8888888888888888888888888888888888888888888888888888888888" calcext:value-type="string">
            <text:p>8888888888888888888888888888888888888888888888888888888888</text:p>
          </table:table-cell>
        </table:table-row>
        <table:table-row table:style-name="ro1">
          <table:table-cell table:formula="of:=IFERROR(FIND(&quot;2222&quot;; [.C7]); 0)" office:value-type="float" office:value="0" calcext:value-type="float">
            <text:p>0</text:p>
          </table:table-cell>
          <table:table-cell table:formula="of:=IFERROR(FIND(&quot;8888&quot;; [.C7]); 0)" office:value-type="float" office:value="1" calcext:value-type="float">
            <text:p>1</text:p>
          </table:table-cell>
          <table:table-cell table:formula="of:=COM.MICROSOFT.IFS([.A8]&gt;0; REPLACE([.C7];[.A8];4;&quot;88&quot;); [.B8]&gt;0; REPLACE([.C7]; [.B8]; 4; &quot;22&quot;); 1; &quot;---&quot;)" office:value-type="string" office:string-value="22888888888888888888888888888888888888888888888888888888" calcext:value-type="string">
            <text:p>22888888888888888888888888888888888888888888888888888888</text:p>
          </table:table-cell>
        </table:table-row>
        <table:table-row table:style-name="ro1">
          <table:table-cell table:formula="of:=IFERROR(FIND(&quot;2222&quot;; [.C8]); 0)" office:value-type="float" office:value="0" calcext:value-type="float">
            <text:p>0</text:p>
          </table:table-cell>
          <table:table-cell table:formula="of:=IFERROR(FIND(&quot;8888&quot;; [.C8]); 0)" office:value-type="float" office:value="3" calcext:value-type="float">
            <text:p>3</text:p>
          </table:table-cell>
          <table:table-cell table:formula="of:=COM.MICROSOFT.IFS([.A9]&gt;0; REPLACE([.C8];[.A9];4;&quot;88&quot;); [.B9]&gt;0; REPLACE([.C8]; [.B9]; 4; &quot;22&quot;); 1; &quot;---&quot;)" office:value-type="string" office:string-value="222288888888888888888888888888888888888888888888888888" calcext:value-type="string">
            <text:p>222288888888888888888888888888888888888888888888888888</text:p>
          </table:table-cell>
        </table:table-row>
        <table:table-row table:style-name="ro1">
          <table:table-cell table:formula="of:=IFERROR(FIND(&quot;2222&quot;; [.C9]); 0)" office:value-type="float" office:value="1" calcext:value-type="float">
            <text:p>1</text:p>
          </table:table-cell>
          <table:table-cell table:formula="of:=IFERROR(FIND(&quot;8888&quot;; [.C9]); 0)" office:value-type="float" office:value="5" calcext:value-type="float">
            <text:p>5</text:p>
          </table:table-cell>
          <table:table-cell table:formula="of:=COM.MICROSOFT.IFS([.A10]&gt;0; REPLACE([.C9];[.A10];4;&quot;88&quot;); [.B10]&gt;0; REPLACE([.C9]; [.B10]; 4; &quot;22&quot;); 1; &quot;---&quot;)" office:value-type="string" office:string-value="8888888888888888888888888888888888888888888888888888" calcext:value-type="string">
            <text:p>8888888888888888888888888888888888888888888888888888</text:p>
          </table:table-cell>
        </table:table-row>
        <table:table-row table:style-name="ro1">
          <table:table-cell table:formula="of:=IFERROR(FIND(&quot;2222&quot;; [.C10]); 0)" office:value-type="float" office:value="0" calcext:value-type="float">
            <text:p>0</text:p>
          </table:table-cell>
          <table:table-cell table:formula="of:=IFERROR(FIND(&quot;8888&quot;; [.C10]); 0)" office:value-type="float" office:value="1" calcext:value-type="float">
            <text:p>1</text:p>
          </table:table-cell>
          <table:table-cell table:formula="of:=COM.MICROSOFT.IFS([.A11]&gt;0; REPLACE([.C10];[.A11];4;&quot;88&quot;); [.B11]&gt;0; REPLACE([.C10]; [.B11]; 4; &quot;22&quot;); 1; &quot;---&quot;)" office:value-type="string" office:string-value="22888888888888888888888888888888888888888888888888" calcext:value-type="string">
            <text:p>22888888888888888888888888888888888888888888888888</text:p>
          </table:table-cell>
        </table:table-row>
        <table:table-row table:style-name="ro1">
          <table:table-cell table:formula="of:=IFERROR(FIND(&quot;2222&quot;; [.C11]); 0)" office:value-type="float" office:value="0" calcext:value-type="float">
            <text:p>0</text:p>
          </table:table-cell>
          <table:table-cell table:formula="of:=IFERROR(FIND(&quot;8888&quot;; [.C11]); 0)" office:value-type="float" office:value="3" calcext:value-type="float">
            <text:p>3</text:p>
          </table:table-cell>
          <table:table-cell table:formula="of:=COM.MICROSOFT.IFS([.A12]&gt;0; REPLACE([.C11];[.A12];4;&quot;88&quot;); [.B12]&gt;0; REPLACE([.C11]; [.B12]; 4; &quot;22&quot;); 1; &quot;---&quot;)" office:value-type="string" office:string-value="222288888888888888888888888888888888888888888888" calcext:value-type="string">
            <text:p>222288888888888888888888888888888888888888888888</text:p>
          </table:table-cell>
        </table:table-row>
        <table:table-row table:style-name="ro1">
          <table:table-cell table:formula="of:=IFERROR(FIND(&quot;2222&quot;; [.C12]); 0)" office:value-type="float" office:value="1" calcext:value-type="float">
            <text:p>1</text:p>
          </table:table-cell>
          <table:table-cell table:formula="of:=IFERROR(FIND(&quot;8888&quot;; [.C12]); 0)" office:value-type="float" office:value="5" calcext:value-type="float">
            <text:p>5</text:p>
          </table:table-cell>
          <table:table-cell table:formula="of:=COM.MICROSOFT.IFS([.A13]&gt;0; REPLACE([.C12];[.A13];4;&quot;88&quot;); [.B13]&gt;0; REPLACE([.C12]; [.B13]; 4; &quot;22&quot;); 1; &quot;---&quot;)" office:value-type="string" office:string-value="8888888888888888888888888888888888888888888888" calcext:value-type="string">
            <text:p>8888888888888888888888888888888888888888888888</text:p>
          </table:table-cell>
        </table:table-row>
        <table:table-row table:style-name="ro1">
          <table:table-cell table:formula="of:=IFERROR(FIND(&quot;2222&quot;; [.C13]); 0)" office:value-type="float" office:value="0" calcext:value-type="float">
            <text:p>0</text:p>
          </table:table-cell>
          <table:table-cell table:formula="of:=IFERROR(FIND(&quot;8888&quot;; [.C13]); 0)" office:value-type="float" office:value="1" calcext:value-type="float">
            <text:p>1</text:p>
          </table:table-cell>
          <table:table-cell table:formula="of:=COM.MICROSOFT.IFS([.A14]&gt;0; REPLACE([.C13];[.A14];4;&quot;88&quot;); [.B14]&gt;0; REPLACE([.C13]; [.B14]; 4; &quot;22&quot;); 1; &quot;---&quot;)" office:value-type="string" office:string-value="22888888888888888888888888888888888888888888" calcext:value-type="string">
            <text:p>22888888888888888888888888888888888888888888</text:p>
          </table:table-cell>
        </table:table-row>
        <table:table-row table:style-name="ro1">
          <table:table-cell table:formula="of:=IFERROR(FIND(&quot;2222&quot;; [.C14]); 0)" office:value-type="float" office:value="0" calcext:value-type="float">
            <text:p>0</text:p>
          </table:table-cell>
          <table:table-cell table:formula="of:=IFERROR(FIND(&quot;8888&quot;; [.C14]); 0)" office:value-type="float" office:value="3" calcext:value-type="float">
            <text:p>3</text:p>
          </table:table-cell>
          <table:table-cell table:formula="of:=COM.MICROSOFT.IFS([.A15]&gt;0; REPLACE([.C14];[.A15];4;&quot;88&quot;); [.B15]&gt;0; REPLACE([.C14]; [.B15]; 4; &quot;22&quot;); 1; &quot;---&quot;)" office:value-type="string" office:string-value="222288888888888888888888888888888888888888" calcext:value-type="string">
            <text:p>222288888888888888888888888888888888888888</text:p>
          </table:table-cell>
        </table:table-row>
        <table:table-row table:style-name="ro1">
          <table:table-cell table:formula="of:=IFERROR(FIND(&quot;2222&quot;; [.C15]); 0)" office:value-type="float" office:value="1" calcext:value-type="float">
            <text:p>1</text:p>
          </table:table-cell>
          <table:table-cell table:formula="of:=IFERROR(FIND(&quot;8888&quot;; [.C15]); 0)" office:value-type="float" office:value="5" calcext:value-type="float">
            <text:p>5</text:p>
          </table:table-cell>
          <table:table-cell table:formula="of:=COM.MICROSOFT.IFS([.A16]&gt;0; REPLACE([.C15];[.A16];4;&quot;88&quot;); [.B16]&gt;0; REPLACE([.C15]; [.B16]; 4; &quot;22&quot;); 1; &quot;---&quot;)" office:value-type="string" office:string-value="8888888888888888888888888888888888888888" calcext:value-type="string">
            <text:p>8888888888888888888888888888888888888888</text:p>
          </table:table-cell>
        </table:table-row>
        <table:table-row table:style-name="ro1">
          <table:table-cell table:formula="of:=IFERROR(FIND(&quot;2222&quot;; [.C16]); 0)" office:value-type="float" office:value="0" calcext:value-type="float">
            <text:p>0</text:p>
          </table:table-cell>
          <table:table-cell table:formula="of:=IFERROR(FIND(&quot;8888&quot;; [.C16]); 0)" office:value-type="float" office:value="1" calcext:value-type="float">
            <text:p>1</text:p>
          </table:table-cell>
          <table:table-cell table:formula="of:=COM.MICROSOFT.IFS([.A17]&gt;0; REPLACE([.C16];[.A17];4;&quot;88&quot;); [.B17]&gt;0; REPLACE([.C16]; [.B17]; 4; &quot;22&quot;); 1; &quot;---&quot;)" office:value-type="string" office:string-value="22888888888888888888888888888888888888" calcext:value-type="string">
            <text:p>22888888888888888888888888888888888888</text:p>
          </table:table-cell>
        </table:table-row>
        <table:table-row table:style-name="ro1">
          <table:table-cell table:formula="of:=IFERROR(FIND(&quot;2222&quot;; [.C17]); 0)" office:value-type="float" office:value="0" calcext:value-type="float">
            <text:p>0</text:p>
          </table:table-cell>
          <table:table-cell table:formula="of:=IFERROR(FIND(&quot;8888&quot;; [.C17]); 0)" office:value-type="float" office:value="3" calcext:value-type="float">
            <text:p>3</text:p>
          </table:table-cell>
          <table:table-cell table:formula="of:=COM.MICROSOFT.IFS([.A18]&gt;0; REPLACE([.C17];[.A18];4;&quot;88&quot;); [.B18]&gt;0; REPLACE([.C17]; [.B18]; 4; &quot;22&quot;); 1; &quot;---&quot;)" office:value-type="string" office:string-value="222288888888888888888888888888888888" calcext:value-type="string">
            <text:p>222288888888888888888888888888888888</text:p>
          </table:table-cell>
        </table:table-row>
        <table:table-row table:style-name="ro1">
          <table:table-cell table:formula="of:=IFERROR(FIND(&quot;2222&quot;; [.C18]); 0)" office:value-type="float" office:value="1" calcext:value-type="float">
            <text:p>1</text:p>
          </table:table-cell>
          <table:table-cell table:formula="of:=IFERROR(FIND(&quot;8888&quot;; [.C18]); 0)" office:value-type="float" office:value="5" calcext:value-type="float">
            <text:p>5</text:p>
          </table:table-cell>
          <table:table-cell table:formula="of:=COM.MICROSOFT.IFS([.A19]&gt;0; REPLACE([.C18];[.A19];4;&quot;88&quot;); [.B19]&gt;0; REPLACE([.C18]; [.B19]; 4; &quot;22&quot;); 1; &quot;---&quot;)" office:value-type="string" office:string-value="8888888888888888888888888888888888" calcext:value-type="string">
            <text:p>8888888888888888888888888888888888</text:p>
          </table:table-cell>
        </table:table-row>
        <table:table-row table:style-name="ro1">
          <table:table-cell table:formula="of:=IFERROR(FIND(&quot;2222&quot;; [.C19]); 0)" office:value-type="float" office:value="0" calcext:value-type="float">
            <text:p>0</text:p>
          </table:table-cell>
          <table:table-cell table:formula="of:=IFERROR(FIND(&quot;8888&quot;; [.C19]); 0)" office:value-type="float" office:value="1" calcext:value-type="float">
            <text:p>1</text:p>
          </table:table-cell>
          <table:table-cell table:formula="of:=COM.MICROSOFT.IFS([.A20]&gt;0; REPLACE([.C19];[.A20];4;&quot;88&quot;); [.B20]&gt;0; REPLACE([.C19]; [.B20]; 4; &quot;22&quot;); 1; &quot;---&quot;)" office:value-type="string" office:string-value="22888888888888888888888888888888" calcext:value-type="string">
            <text:p>22888888888888888888888888888888</text:p>
          </table:table-cell>
        </table:table-row>
        <table:table-row table:style-name="ro1">
          <table:table-cell table:formula="of:=IFERROR(FIND(&quot;2222&quot;; [.C20]); 0)" office:value-type="float" office:value="0" calcext:value-type="float">
            <text:p>0</text:p>
          </table:table-cell>
          <table:table-cell table:formula="of:=IFERROR(FIND(&quot;8888&quot;; [.C20]); 0)" office:value-type="float" office:value="3" calcext:value-type="float">
            <text:p>3</text:p>
          </table:table-cell>
          <table:table-cell table:formula="of:=COM.MICROSOFT.IFS([.A21]&gt;0; REPLACE([.C20];[.A21];4;&quot;88&quot;); [.B21]&gt;0; REPLACE([.C20]; [.B21]; 4; &quot;22&quot;); 1; &quot;---&quot;)" office:value-type="string" office:string-value="222288888888888888888888888888" calcext:value-type="string">
            <text:p>222288888888888888888888888888</text:p>
          </table:table-cell>
        </table:table-row>
        <table:table-row table:style-name="ro1">
          <table:table-cell table:formula="of:=IFERROR(FIND(&quot;2222&quot;; [.C21]); 0)" office:value-type="float" office:value="1" calcext:value-type="float">
            <text:p>1</text:p>
          </table:table-cell>
          <table:table-cell table:formula="of:=IFERROR(FIND(&quot;8888&quot;; [.C21]); 0)" office:value-type="float" office:value="5" calcext:value-type="float">
            <text:p>5</text:p>
          </table:table-cell>
          <table:table-cell table:formula="of:=COM.MICROSOFT.IFS([.A22]&gt;0; REPLACE([.C21];[.A22];4;&quot;88&quot;); [.B22]&gt;0; REPLACE([.C21]; [.B22]; 4; &quot;22&quot;); 1; &quot;---&quot;)" office:value-type="string" office:string-value="8888888888888888888888888888" calcext:value-type="string">
            <text:p>8888888888888888888888888888</text:p>
          </table:table-cell>
        </table:table-row>
        <table:table-row table:style-name="ro1">
          <table:table-cell table:formula="of:=IFERROR(FIND(&quot;2222&quot;; [.C22]); 0)" office:value-type="float" office:value="0" calcext:value-type="float">
            <text:p>0</text:p>
          </table:table-cell>
          <table:table-cell table:formula="of:=IFERROR(FIND(&quot;8888&quot;; [.C22]); 0)" office:value-type="float" office:value="1" calcext:value-type="float">
            <text:p>1</text:p>
          </table:table-cell>
          <table:table-cell table:formula="of:=COM.MICROSOFT.IFS([.A23]&gt;0; REPLACE([.C22];[.A23];4;&quot;88&quot;); [.B23]&gt;0; REPLACE([.C22]; [.B23]; 4; &quot;22&quot;); 1; &quot;---&quot;)" office:value-type="string" office:string-value="22888888888888888888888888" calcext:value-type="string">
            <text:p>22888888888888888888888888</text:p>
          </table:table-cell>
        </table:table-row>
        <table:table-row table:style-name="ro1">
          <table:table-cell table:formula="of:=IFERROR(FIND(&quot;2222&quot;; [.C23]); 0)" office:value-type="float" office:value="0" calcext:value-type="float">
            <text:p>0</text:p>
          </table:table-cell>
          <table:table-cell table:formula="of:=IFERROR(FIND(&quot;8888&quot;; [.C23]); 0)" office:value-type="float" office:value="3" calcext:value-type="float">
            <text:p>3</text:p>
          </table:table-cell>
          <table:table-cell table:formula="of:=COM.MICROSOFT.IFS([.A24]&gt;0; REPLACE([.C23];[.A24];4;&quot;88&quot;); [.B24]&gt;0; REPLACE([.C23]; [.B24]; 4; &quot;22&quot;); 1; &quot;---&quot;)" office:value-type="string" office:string-value="222288888888888888888888" calcext:value-type="string">
            <text:p>222288888888888888888888</text:p>
          </table:table-cell>
        </table:table-row>
        <table:table-row table:style-name="ro1">
          <table:table-cell table:formula="of:=IFERROR(FIND(&quot;2222&quot;; [.C24]); 0)" office:value-type="float" office:value="1" calcext:value-type="float">
            <text:p>1</text:p>
          </table:table-cell>
          <table:table-cell table:formula="of:=IFERROR(FIND(&quot;8888&quot;; [.C24]); 0)" office:value-type="float" office:value="5" calcext:value-type="float">
            <text:p>5</text:p>
          </table:table-cell>
          <table:table-cell table:formula="of:=COM.MICROSOFT.IFS([.A25]&gt;0; REPLACE([.C24];[.A25];4;&quot;88&quot;); [.B25]&gt;0; REPLACE([.C24]; [.B25]; 4; &quot;22&quot;); 1; &quot;---&quot;)" office:value-type="string" office:string-value="8888888888888888888888" calcext:value-type="string">
            <text:p>8888888888888888888888</text:p>
          </table:table-cell>
        </table:table-row>
        <table:table-row table:style-name="ro1">
          <table:table-cell table:formula="of:=IFERROR(FIND(&quot;2222&quot;; [.C25]); 0)" office:value-type="float" office:value="0" calcext:value-type="float">
            <text:p>0</text:p>
          </table:table-cell>
          <table:table-cell table:formula="of:=IFERROR(FIND(&quot;8888&quot;; [.C25]); 0)" office:value-type="float" office:value="1" calcext:value-type="float">
            <text:p>1</text:p>
          </table:table-cell>
          <table:table-cell table:formula="of:=COM.MICROSOFT.IFS([.A26]&gt;0; REPLACE([.C25];[.A26];4;&quot;88&quot;); [.B26]&gt;0; REPLACE([.C25]; [.B26]; 4; &quot;22&quot;); 1; &quot;---&quot;)" office:value-type="string" office:string-value="22888888888888888888" calcext:value-type="string">
            <text:p>22888888888888888888</text:p>
          </table:table-cell>
        </table:table-row>
        <table:table-row table:style-name="ro1">
          <table:table-cell table:formula="of:=IFERROR(FIND(&quot;2222&quot;; [.C26]); 0)" office:value-type="float" office:value="0" calcext:value-type="float">
            <text:p>0</text:p>
          </table:table-cell>
          <table:table-cell table:formula="of:=IFERROR(FIND(&quot;8888&quot;; [.C26]); 0)" office:value-type="float" office:value="3" calcext:value-type="float">
            <text:p>3</text:p>
          </table:table-cell>
          <table:table-cell table:formula="of:=COM.MICROSOFT.IFS([.A27]&gt;0; REPLACE([.C26];[.A27];4;&quot;88&quot;); [.B27]&gt;0; REPLACE([.C26]; [.B27]; 4; &quot;22&quot;); 1; &quot;---&quot;)" office:value-type="string" office:string-value="222288888888888888" calcext:value-type="string">
            <text:p>222288888888888888</text:p>
          </table:table-cell>
        </table:table-row>
        <table:table-row table:style-name="ro1">
          <table:table-cell table:formula="of:=IFERROR(FIND(&quot;2222&quot;; [.C27]); 0)" office:value-type="float" office:value="1" calcext:value-type="float">
            <text:p>1</text:p>
          </table:table-cell>
          <table:table-cell table:formula="of:=IFERROR(FIND(&quot;8888&quot;; [.C27]); 0)" office:value-type="float" office:value="5" calcext:value-type="float">
            <text:p>5</text:p>
          </table:table-cell>
          <table:table-cell table:formula="of:=COM.MICROSOFT.IFS([.A28]&gt;0; REPLACE([.C27];[.A28];4;&quot;88&quot;); [.B28]&gt;0; REPLACE([.C27]; [.B28]; 4; &quot;22&quot;); 1; &quot;---&quot;)" office:value-type="string" office:string-value="8888888888888888" calcext:value-type="string">
            <text:p>8888888888888888</text:p>
          </table:table-cell>
        </table:table-row>
        <table:table-row table:style-name="ro1">
          <table:table-cell table:formula="of:=IFERROR(FIND(&quot;2222&quot;; [.C28]); 0)" office:value-type="float" office:value="0" calcext:value-type="float">
            <text:p>0</text:p>
          </table:table-cell>
          <table:table-cell table:formula="of:=IFERROR(FIND(&quot;8888&quot;; [.C28]); 0)" office:value-type="float" office:value="1" calcext:value-type="float">
            <text:p>1</text:p>
          </table:table-cell>
          <table:table-cell table:formula="of:=COM.MICROSOFT.IFS([.A29]&gt;0; REPLACE([.C28];[.A29];4;&quot;88&quot;); [.B29]&gt;0; REPLACE([.C28]; [.B29]; 4; &quot;22&quot;); 1; &quot;---&quot;)" office:value-type="string" office:string-value="22888888888888" calcext:value-type="string">
            <text:p>22888888888888</text:p>
          </table:table-cell>
        </table:table-row>
        <table:table-row table:style-name="ro1">
          <table:table-cell table:formula="of:=IFERROR(FIND(&quot;2222&quot;; [.C29]); 0)" office:value-type="float" office:value="0" calcext:value-type="float">
            <text:p>0</text:p>
          </table:table-cell>
          <table:table-cell table:formula="of:=IFERROR(FIND(&quot;8888&quot;; [.C29]); 0)" office:value-type="float" office:value="3" calcext:value-type="float">
            <text:p>3</text:p>
          </table:table-cell>
          <table:table-cell table:formula="of:=COM.MICROSOFT.IFS([.A30]&gt;0; REPLACE([.C29];[.A30];4;&quot;88&quot;); [.B30]&gt;0; REPLACE([.C29]; [.B30]; 4; &quot;22&quot;); 1; &quot;---&quot;)" office:value-type="string" office:string-value="222288888888" calcext:value-type="string">
            <text:p>222288888888</text:p>
          </table:table-cell>
        </table:table-row>
        <table:table-row table:style-name="ro1">
          <table:table-cell table:formula="of:=IFERROR(FIND(&quot;2222&quot;; [.C30]); 0)" office:value-type="float" office:value="1" calcext:value-type="float">
            <text:p>1</text:p>
          </table:table-cell>
          <table:table-cell table:formula="of:=IFERROR(FIND(&quot;8888&quot;; [.C30]); 0)" office:value-type="float" office:value="5" calcext:value-type="float">
            <text:p>5</text:p>
          </table:table-cell>
          <table:table-cell table:formula="of:=COM.MICROSOFT.IFS([.A31]&gt;0; REPLACE([.C30];[.A31];4;&quot;88&quot;); [.B31]&gt;0; REPLACE([.C30]; [.B31]; 4; &quot;22&quot;); 1; &quot;---&quot;)" office:value-type="string" office:string-value="8888888888" calcext:value-type="string">
            <text:p>8888888888</text:p>
          </table:table-cell>
        </table:table-row>
        <table:table-row table:style-name="ro1">
          <table:table-cell table:formula="of:=IFERROR(FIND(&quot;2222&quot;; [.C31]); 0)" office:value-type="float" office:value="0" calcext:value-type="float">
            <text:p>0</text:p>
          </table:table-cell>
          <table:table-cell table:formula="of:=IFERROR(FIND(&quot;8888&quot;; [.C31]); 0)" office:value-type="float" office:value="1" calcext:value-type="float">
            <text:p>1</text:p>
          </table:table-cell>
          <table:table-cell table:formula="of:=COM.MICROSOFT.IFS([.A32]&gt;0; REPLACE([.C31];[.A32];4;&quot;88&quot;); [.B32]&gt;0; REPLACE([.C31]; [.B32]; 4; &quot;22&quot;); 1; &quot;---&quot;)" office:value-type="string" office:string-value="22888888" calcext:value-type="string">
            <text:p>22888888</text:p>
          </table:table-cell>
        </table:table-row>
        <table:table-row table:style-name="ro1">
          <table:table-cell table:formula="of:=IFERROR(FIND(&quot;2222&quot;; [.C32]); 0)" office:value-type="float" office:value="0" calcext:value-type="float">
            <text:p>0</text:p>
          </table:table-cell>
          <table:table-cell table:formula="of:=IFERROR(FIND(&quot;8888&quot;; [.C32]); 0)" office:value-type="float" office:value="3" calcext:value-type="float">
            <text:p>3</text:p>
          </table:table-cell>
          <table:table-cell table:formula="of:=COM.MICROSOFT.IFS([.A33]&gt;0; REPLACE([.C32];[.A33];4;&quot;88&quot;); [.B33]&gt;0; REPLACE([.C32]; [.B33]; 4; &quot;22&quot;); 1; &quot;---&quot;)" office:value-type="string" office:string-value="222288" calcext:value-type="string">
            <text:p>222288</text:p>
          </table:table-cell>
        </table:table-row>
        <table:table-row table:style-name="ro1">
          <table:table-cell table:formula="of:=IFERROR(FIND(&quot;2222&quot;; [.C33]); 0)" office:value-type="float" office:value="1" calcext:value-type="float">
            <text:p>1</text:p>
          </table:table-cell>
          <table:table-cell table:formula="of:=IFERROR(FIND(&quot;8888&quot;; [.C33]); 0)" office:value-type="float" office:value="0" calcext:value-type="float">
            <text:p>0</text:p>
          </table:table-cell>
          <table:table-cell table:formula="of:=COM.MICROSOFT.IFS([.A34]&gt;0; REPLACE([.C33];[.A34];4;&quot;88&quot;); [.B34]&gt;0; REPLACE([.C33]; [.B34]; 4; &quot;22&quot;); 1; &quot;---&quot;)" office:value-type="string" office:string-value="8888" calcext:value-type="string">
            <text:p>8888</text:p>
          </table:table-cell>
        </table:table-row>
        <table:table-row table:style-name="ro1">
          <table:table-cell table:formula="of:=IFERROR(FIND(&quot;2222&quot;; [.C34]); 0)" office:value-type="float" office:value="0" calcext:value-type="float">
            <text:p>0</text:p>
          </table:table-cell>
          <table:table-cell table:formula="of:=IFERROR(FIND(&quot;8888&quot;; [.C34]); 0)" office:value-type="float" office:value="1" calcext:value-type="float">
            <text:p>1</text:p>
          </table:table-cell>
          <table:table-cell table:formula="of:=COM.MICROSOFT.IFS([.A35]&gt;0; REPLACE([.C34];[.A35];4;&quot;88&quot;); [.B35]&gt;0; REPLACE([.C34]; [.B35]; 4; &quot;22&quot;); 1; &quot;---&quot;)" office:value-type="string" office:string-value="22" calcext:value-type="string">
            <text:p>22</text:p>
          </table:table-cell>
        </table:table-row>
        <table:table-row table:style-name="ro1">
          <table:table-cell table:formula="of:=IFERROR(FIND(&quot;2222&quot;; [.C35]); 0)" office:value-type="float" office:value="0" calcext:value-type="float">
            <text:p>0</text:p>
          </table:table-cell>
          <table:table-cell table:formula="of:=IFERROR(FIND(&quot;8888&quot;; [.C35]); 0)" office:value-type="float" office:value="0" calcext:value-type="float">
            <text:p>0</text:p>
          </table:table-cell>
          <table:table-cell table:formula="of:=COM.MICROSOFT.IFS([.A36]&gt;0; REPLACE([.C35];[.A36];4;&quot;88&quot;); [.B36]&gt;0; REPLACE([.C35]; [.B36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36]); 0)" office:value-type="float" office:value="0" calcext:value-type="float">
            <text:p>0</text:p>
          </table:table-cell>
          <table:table-cell table:formula="of:=IFERROR(FIND(&quot;8888&quot;; [.C36]); 0)" office:value-type="float" office:value="0" calcext:value-type="float">
            <text:p>0</text:p>
          </table:table-cell>
          <table:table-cell table:formula="of:=COM.MICROSOFT.IFS([.A37]&gt;0; REPLACE([.C36];[.A37];4;&quot;88&quot;); [.B37]&gt;0; REPLACE([.C36]; [.B37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37]); 0)" office:value-type="float" office:value="0" calcext:value-type="float">
            <text:p>0</text:p>
          </table:table-cell>
          <table:table-cell table:formula="of:=IFERROR(FIND(&quot;8888&quot;; [.C37]); 0)" office:value-type="float" office:value="0" calcext:value-type="float">
            <text:p>0</text:p>
          </table:table-cell>
          <table:table-cell table:formula="of:=COM.MICROSOFT.IFS([.A38]&gt;0; REPLACE([.C37];[.A38];4;&quot;88&quot;); [.B38]&gt;0; REPLACE([.C37]; [.B38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38]); 0)" office:value-type="float" office:value="0" calcext:value-type="float">
            <text:p>0</text:p>
          </table:table-cell>
          <table:table-cell table:formula="of:=IFERROR(FIND(&quot;8888&quot;; [.C38]); 0)" office:value-type="float" office:value="0" calcext:value-type="float">
            <text:p>0</text:p>
          </table:table-cell>
          <table:table-cell table:formula="of:=COM.MICROSOFT.IFS([.A39]&gt;0; REPLACE([.C38];[.A39];4;&quot;88&quot;); [.B39]&gt;0; REPLACE([.C38]; [.B39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39]); 0)" office:value-type="float" office:value="0" calcext:value-type="float">
            <text:p>0</text:p>
          </table:table-cell>
          <table:table-cell table:formula="of:=IFERROR(FIND(&quot;8888&quot;; [.C39]); 0)" office:value-type="float" office:value="0" calcext:value-type="float">
            <text:p>0</text:p>
          </table:table-cell>
          <table:table-cell table:formula="of:=COM.MICROSOFT.IFS([.A40]&gt;0; REPLACE([.C39];[.A40];4;&quot;88&quot;); [.B40]&gt;0; REPLACE([.C39]; [.B40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0]); 0)" office:value-type="float" office:value="0" calcext:value-type="float">
            <text:p>0</text:p>
          </table:table-cell>
          <table:table-cell table:formula="of:=IFERROR(FIND(&quot;8888&quot;; [.C40]); 0)" office:value-type="float" office:value="0" calcext:value-type="float">
            <text:p>0</text:p>
          </table:table-cell>
          <table:table-cell table:formula="of:=COM.MICROSOFT.IFS([.A41]&gt;0; REPLACE([.C40];[.A41];4;&quot;88&quot;); [.B41]&gt;0; REPLACE([.C40]; [.B41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1]); 0)" office:value-type="float" office:value="0" calcext:value-type="float">
            <text:p>0</text:p>
          </table:table-cell>
          <table:table-cell table:formula="of:=IFERROR(FIND(&quot;8888&quot;; [.C41]); 0)" office:value-type="float" office:value="0" calcext:value-type="float">
            <text:p>0</text:p>
          </table:table-cell>
          <table:table-cell table:formula="of:=COM.MICROSOFT.IFS([.A42]&gt;0; REPLACE([.C41];[.A42];4;&quot;88&quot;); [.B42]&gt;0; REPLACE([.C41]; [.B42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2]); 0)" office:value-type="float" office:value="0" calcext:value-type="float">
            <text:p>0</text:p>
          </table:table-cell>
          <table:table-cell table:formula="of:=IFERROR(FIND(&quot;8888&quot;; [.C42]); 0)" office:value-type="float" office:value="0" calcext:value-type="float">
            <text:p>0</text:p>
          </table:table-cell>
          <table:table-cell table:formula="of:=COM.MICROSOFT.IFS([.A43]&gt;0; REPLACE([.C42];[.A43];4;&quot;88&quot;); [.B43]&gt;0; REPLACE([.C42]; [.B43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3]); 0)" office:value-type="float" office:value="0" calcext:value-type="float">
            <text:p>0</text:p>
          </table:table-cell>
          <table:table-cell table:formula="of:=IFERROR(FIND(&quot;8888&quot;; [.C43]); 0)" office:value-type="float" office:value="0" calcext:value-type="float">
            <text:p>0</text:p>
          </table:table-cell>
          <table:table-cell table:formula="of:=COM.MICROSOFT.IFS([.A44]&gt;0; REPLACE([.C43];[.A44];4;&quot;88&quot;); [.B44]&gt;0; REPLACE([.C43]; [.B44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4]); 0)" office:value-type="float" office:value="0" calcext:value-type="float">
            <text:p>0</text:p>
          </table:table-cell>
          <table:table-cell table:formula="of:=IFERROR(FIND(&quot;8888&quot;; [.C44]); 0)" office:value-type="float" office:value="0" calcext:value-type="float">
            <text:p>0</text:p>
          </table:table-cell>
          <table:table-cell table:formula="of:=COM.MICROSOFT.IFS([.A45]&gt;0; REPLACE([.C44];[.A45];4;&quot;88&quot;); [.B45]&gt;0; REPLACE([.C44]; [.B45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5]); 0)" office:value-type="float" office:value="0" calcext:value-type="float">
            <text:p>0</text:p>
          </table:table-cell>
          <table:table-cell table:formula="of:=IFERROR(FIND(&quot;8888&quot;; [.C45]); 0)" office:value-type="float" office:value="0" calcext:value-type="float">
            <text:p>0</text:p>
          </table:table-cell>
          <table:table-cell table:formula="of:=COM.MICROSOFT.IFS([.A46]&gt;0; REPLACE([.C45];[.A46];4;&quot;88&quot;); [.B46]&gt;0; REPLACE([.C45]; [.B46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6]); 0)" office:value-type="float" office:value="0" calcext:value-type="float">
            <text:p>0</text:p>
          </table:table-cell>
          <table:table-cell table:formula="of:=IFERROR(FIND(&quot;8888&quot;; [.C46]); 0)" office:value-type="float" office:value="0" calcext:value-type="float">
            <text:p>0</text:p>
          </table:table-cell>
          <table:table-cell table:formula="of:=COM.MICROSOFT.IFS([.A47]&gt;0; REPLACE([.C46];[.A47];4;&quot;88&quot;); [.B47]&gt;0; REPLACE([.C46]; [.B47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7]); 0)" office:value-type="float" office:value="0" calcext:value-type="float">
            <text:p>0</text:p>
          </table:table-cell>
          <table:table-cell table:formula="of:=IFERROR(FIND(&quot;8888&quot;; [.C47]); 0)" office:value-type="float" office:value="0" calcext:value-type="float">
            <text:p>0</text:p>
          </table:table-cell>
          <table:table-cell table:formula="of:=COM.MICROSOFT.IFS([.A48]&gt;0; REPLACE([.C47];[.A48];4;&quot;88&quot;); [.B48]&gt;0; REPLACE([.C47]; [.B48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8]); 0)" office:value-type="float" office:value="0" calcext:value-type="float">
            <text:p>0</text:p>
          </table:table-cell>
          <table:table-cell table:formula="of:=IFERROR(FIND(&quot;8888&quot;; [.C48]); 0)" office:value-type="float" office:value="0" calcext:value-type="float">
            <text:p>0</text:p>
          </table:table-cell>
          <table:table-cell table:formula="of:=COM.MICROSOFT.IFS([.A49]&gt;0; REPLACE([.C48];[.A49];4;&quot;88&quot;); [.B49]&gt;0; REPLACE([.C48]; [.B49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49]); 0)" office:value-type="float" office:value="0" calcext:value-type="float">
            <text:p>0</text:p>
          </table:table-cell>
          <table:table-cell table:formula="of:=IFERROR(FIND(&quot;8888&quot;; [.C49]); 0)" office:value-type="float" office:value="0" calcext:value-type="float">
            <text:p>0</text:p>
          </table:table-cell>
          <table:table-cell table:formula="of:=COM.MICROSOFT.IFS([.A50]&gt;0; REPLACE([.C49];[.A50];4;&quot;88&quot;); [.B50]&gt;0; REPLACE([.C49]; [.B50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50]); 0)" office:value-type="float" office:value="0" calcext:value-type="float">
            <text:p>0</text:p>
          </table:table-cell>
          <table:table-cell table:formula="of:=IFERROR(FIND(&quot;8888&quot;; [.C50]); 0)" office:value-type="float" office:value="0" calcext:value-type="float">
            <text:p>0</text:p>
          </table:table-cell>
          <table:table-cell table:formula="of:=COM.MICROSOFT.IFS([.A51]&gt;0; REPLACE([.C50];[.A51];4;&quot;88&quot;); [.B51]&gt;0; REPLACE([.C50]; [.B51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51]); 0)" office:value-type="float" office:value="0" calcext:value-type="float">
            <text:p>0</text:p>
          </table:table-cell>
          <table:table-cell table:formula="of:=IFERROR(FIND(&quot;8888&quot;; [.C51]); 0)" office:value-type="float" office:value="0" calcext:value-type="float">
            <text:p>0</text:p>
          </table:table-cell>
          <table:table-cell table:formula="of:=COM.MICROSOFT.IFS([.A52]&gt;0; REPLACE([.C51];[.A52];4;&quot;88&quot;); [.B52]&gt;0; REPLACE([.C51]; [.B52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52]); 0)" office:value-type="float" office:value="0" calcext:value-type="float">
            <text:p>0</text:p>
          </table:table-cell>
          <table:table-cell table:formula="of:=IFERROR(FIND(&quot;8888&quot;; [.C52]); 0)" office:value-type="float" office:value="0" calcext:value-type="float">
            <text:p>0</text:p>
          </table:table-cell>
          <table:table-cell table:formula="of:=COM.MICROSOFT.IFS([.A53]&gt;0; REPLACE([.C52];[.A53];4;&quot;88&quot;); [.B53]&gt;0; REPLACE([.C52]; [.B53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53]); 0)" office:value-type="float" office:value="0" calcext:value-type="float">
            <text:p>0</text:p>
          </table:table-cell>
          <table:table-cell table:formula="of:=IFERROR(FIND(&quot;8888&quot;; [.C53]); 0)" office:value-type="float" office:value="0" calcext:value-type="float">
            <text:p>0</text:p>
          </table:table-cell>
          <table:table-cell table:formula="of:=COM.MICROSOFT.IFS([.A54]&gt;0; REPLACE([.C53];[.A54];4;&quot;88&quot;); [.B54]&gt;0; REPLACE([.C53]; [.B54]; 4; &quot;22&quot;); 1; &quot;---&quot;)" office:value-type="string" office:string-value="---" calcext:value-type="string">
            <text:p>---</text:p>
          </table:table-cell>
        </table:table-row>
        <table:table-row table:style-name="ro1">
          <table:table-cell table:formula="of:=IFERROR(FIND(&quot;2222&quot;; [.C54]); 0)" office:value-type="float" office:value="0" calcext:value-type="float">
            <text:p>0</text:p>
          </table:table-cell>
          <table:table-cell table:formula="of:=IFERROR(FIND(&quot;8888&quot;; [.C54]); 0)" office:value-type="float" office:value="0" calcext:value-type="float">
            <text:p>0</text:p>
          </table:table-cell>
          <table:table-cell table:formula="of:=COM.MICROSOFT.IFS([.A55]&gt;0; REPLACE([.C54];[.A55];4;&quot;88&quot;); [.B55]&gt;0; REPLACE([.C54]; [.B55]; 4; &quot;22&quot;); 1; &quot;---&quot;)" office:value-type="string" office:string-value="---" calcext:value-type="string">
            <text:p>---</text:p>
          </table:table-cell>
        </table:table-row>
        <table:table-row table:style-name="ro1" table:number-rows-repeated="10485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9:37:24.770000000</meta:creation-date>
    <meta:generator>LibreOffice/7.5.1.2$Windows_X86_64 LibreOffice_project/fcbaee479e84c6cd81291587d2ee68cba099e129</meta:generator>
    <dc:date>2023-03-08T19:45:28.242000000</dc:date>
    <meta:editing-duration>PT8M3S</meta:editing-duration>
    <meta:editing-cycles>2</meta:editing-cycles>
    <meta:document-statistic meta:table-count="1" meta:cell-count="165" meta:object-count="0"/>
  </office:meta>
</office:document-meta>
</file>